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1ED0000043D0000043D88CB1741934ED1DD.svg" manifest:media-type="image/svg+xml"/>
  <manifest:file-entry manifest:full-path="Pictures/100002010000002900000029D5B390340EE8B8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mbria2" svg:font-family="Cambria"/>
    <style:font-face style:name="Arial1" svg:font-family="Arial" style:font-pitch="variable"/>
    <style:font-face style:name="Cambria1" svg:font-family="Cambria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shadow="hidden"/>
    </style:style>
    <style:style style:name="gr2" style:family="graphic" style:parent-style-name="standard">
      <style:graphic-properties draw:stroke="none" draw:fill="none" fo:min-height="0.6cm" fo:min-width="2.54cm" fo:padding-top="0cm" fo:padding-bottom="0cm" fo:padding-left="0cm" fo:padding-right="0cm"/>
    </style:style>
    <style:style style:name="gr3" style:family="graphic" style:parent-style-name="standard">
      <style:graphic-properties draw:stroke="none" draw:fill="none" fo:min-height="2.305cm" fo:min-width="2.54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fo:min-height="0.4cm" fo:min-width="2.54cm" fo:padding-top="0cm" fo:padding-bottom="0cm" fo:padding-left="0cm" fo:padding-right="0cm"/>
    </style:style>
    <style:style style:name="gr7" style:family="graphic" style:parent-style-name="objectwithoutfill">
      <style:graphic-properties svg:stroke-color="#808080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color="#333333" style:font-name="Arial" fo:font-size="12pt"/>
    </style:style>
    <style:style style:name="P3" style:family="paragraph">
      <loext:graphic-properties draw:fill="none"/>
      <style:text-properties style:font-name="Cambria" fo:font-size="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indent="0.05cm"/>
    </style:style>
    <style:style style:name="P6" style:family="paragraph">
      <loext:graphic-properties draw:fill="none"/>
      <style:paragraph-properties fo:margin-left="0cm" fo:margin-right="0cm" fo:text-indent="0.05cm"/>
      <style:text-properties fo:color="#333333" style:font-name="Liberation Sans1" fo:font-size="6pt" style:font-size-asian="16pt" style:font-size-complex="16pt"/>
    </style:style>
    <style:style style:name="P7" style:family="paragraph">
      <style:paragraph-properties fo:margin-left="0cm" fo:margin-right="0cm" fo:text-indent="0.03cm"/>
    </style:style>
    <style:style style:name="P8" style:family="paragraph">
      <loext:graphic-properties draw:fill="none"/>
      <style:paragraph-properties fo:margin-left="0cm" fo:margin-right="0cm" fo:text-indent="0.03cm"/>
      <style:text-properties fo:color="#999999" style:font-name="Liberation Sans1" fo:font-size="10pt" fo:font-weight="bold"/>
    </style:style>
    <style:style style:name="T1" style:family="text">
      <style:text-properties fo:color="#333333" style:font-name="Arial" fo:font-size="12pt" style:font-name-asian="Arial2" style:font-size-asian="17pt" style:font-name-complex="Arial2" style:font-size-complex="17pt"/>
    </style:style>
    <style:style style:name="T2" style:family="text">
      <style:text-properties fo:color="#1b1918" style:font-name="Cambria" fo:font-size="7pt" style:font-name-asian="Cambria2" style:font-size-asian="9pt" style:font-name-complex="Cambria2" style:font-size-complex="9pt"/>
    </style:style>
    <style:style style:name="T3" style:family="text">
      <style:text-properties fo:color="#1b1918" style:font-name="Cambria" fo:font-size="7pt" fo:font-weight="bold" style:font-name-asian="Cambria2" style:font-size-asian="9pt" style:font-weight-asian="bold" style:font-name-complex="Cambria2" style:font-size-complex="9pt" style:font-weight-complex="bold"/>
    </style:style>
    <style:style style:name="T4" style:family="text">
      <style:text-properties fo:color="#1b1918" style:font-name="Cambria" fo:font-size="7pt" fo:font-weight="normal" style:font-name-asian="Cambria2" style:font-size-asian="9pt" style:font-weight-asian="normal" style:font-name-complex="Cambria2" style:font-size-complex="9pt" style:font-weight-complex="normal"/>
    </style:style>
    <style:style style:name="T5" style:family="text">
      <style:text-properties fo:color="#333333" style:font-name="Liberation Sans1" fo:font-size="6pt" style:font-name-asian="Arial2" style:font-size-asian="16pt" style:font-name-complex="Arial2" style:font-size-complex="16pt"/>
    </style:style>
    <style:style style:name="T6" style:family="text">
      <style:text-properties fo:color="#999999" style:font-name="Liberation Sans1" fo:font-size="10pt" fo:font-weight="bold" style:font-name-asian="Arial2" style:font-size-asian="17pt" style:font-name-complex="Arial2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9.3cm" svg:height="5.5cm" svg:x="0cm" svg:y="0cm" svg:viewBox="0 0 9301 5501" draw:points="0,0 0,5501 9301,5501 9301,0">
          <text:p/>
        </draw:polygon>
        <draw:polygon draw:style-name="gr1" draw:text-style-name="P1" draw:layer="layout" svg:width="8.9cm" svg:height="5.1cm" svg:x="0.2cm" svg:y="0.2cm" svg:viewBox="0 0 8901 5101" draw:points="0,0 0,5101 8901,5101 8901,0">
          <text:p/>
        </draw:polygon>
        <draw:frame draw:style-name="gr2" draw:text-style-name="P2" draw:layer="layout" svg:width="3.3cm" svg:height="0.6cm" svg:x="5.4cm" svg:y="0.908cm">
          <draw:text-box>
            <text:p><text:span text:style-name="T1">Gaurav Gupta</text:span></text:p>
          </draw:text-box>
        </draw:frame>
        <draw:frame draw:style-name="gr3" draw:text-style-name="P3" draw:layer="layout" svg:width="3.9cm" svg:height="2.305cm" svg:x="5.3cm" svg:y="2.695cm">
          <draw:text-box>
            <text:p><text:span text:style-name="T2">gaurav.gupta.jc@gmail.com</text:span><text:span text:style-name="T2"><text:line-break/></text:span><text:span text:style-name="T2">+91 9108790761</text:span><text:span text:style-name="T2"><text:line-break/></text:span><text:span text:style-name="T2">Twitter/Github/LinkedIn/* : </text:span></text:p>
            <text:p><text:span text:style-name="T2">@jGauravGupta</text:span><text:span text:style-name="T2"><text:line-break/></text:span><text:span text:style-name="T2"/></text:p>
            <text:p><text:span text:style-name="T3">jpamodeler.github.io</text:span></text:p>
            <text:p><text:span text:style-name="T4">Twitter/Youtube/* : @JPAModeler</text:span><text:span text:style-name="T4"><text:line-break/></text:span><text:span text:style-name="T4"/></text:p>
          </draw:text-box>
        </draw:frame>
        <draw:frame draw:style-name="gr4" draw:text-style-name="P4" draw:layer="layout" svg:width="1.084cm" svg:height="1.1cm" svg:x="0.3cm" svg:y="2.2cm">
          <draw:image xlink:href="Pictures/100011ED0000043D0000043D88CB1741934ED1DD.svg" xlink:type="simple" xlink:show="embed" xlink:actuate="onLoad">
            <text:p/>
          </draw:image>
          <draw:image xlink:href="Pictures/100002010000002900000029D5B390340EE8B8A7.png" xlink:type="simple" xlink:show="embed" xlink:actuate="onLoad"/>
        </draw:frame>
        <draw:frame draw:style-name="gr5" draw:text-style-name="P6" draw:layer="layout" svg:width="3.5cm" svg:height="0.3cm" svg:x="1.2cm" svg:y="2.854cm">
          <draw:text-box>
            <text:p text:style-name="P5"><text:span text:style-name="T5">Wires the technologies together</text:span></text:p>
          </draw:text-box>
        </draw:frame>
        <draw:frame draw:style-name="gr6" draw:text-style-name="P8" draw:layer="layout" svg:width="1.6cm" svg:height="0.4cm" svg:x="1.2cm" svg:y="2.46cm">
          <draw:text-box>
            <text:p text:style-name="P7"><text:span text:style-name="T6">Modeler</text:span></text:p>
          </draw:text-box>
        </draw:frame>
        <draw:line draw:style-name="gr7" draw:text-style-name="P4" draw:layer="layout" svg:x1="4.7cm" svg:y1="1.1cm" svg:x2="4.7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mbria2" svg:font-family="Cambria"/>
    <style:font-face style:name="Arial1" svg:font-family="Arial" style:font-pitch="variable"/>
    <style:font-face style:name="Cambria1" svg:font-family="Cambria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11T15:27:41.683000000</dc:date>
    <meta:editing-duration>PT10M31S</meta:editing-duration>
    <meta:editing-cycles>8</meta:editing-cycles>
    <meta:generator>LibreOffice/5.2.0.4$Windows_X86_64 LibreOffice_project/066b007f5ebcc236395c7d282ba488bca6720265</meta:generator>
    <meta:document-statistic meta:object-count="8"/>
  </office:meta>
</office:document-meta>
</file>